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b675" officeooo:paragraph-rsid="0015b675" style:font-weight-asian="bold" style:font-weight-complex="bold"/>
    </style:style>
    <style:style style:name="P2" style:family="paragraph" style:parent-style-name="Standard">
      <style:text-properties officeooo:paragraph-rsid="001528ac"/>
    </style:style>
    <style:style style:name="P3" style:family="paragraph" style:parent-style-name="Standard">
      <style:text-properties officeooo:paragraph-rsid="001528ac"/>
    </style:style>
    <style:style style:name="T1" style:family="text">
      <style:text-properties officeooo:rsid="0016c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m of Digits of a </text:span>Number</text:p>
      <text:p text:style-name="P2"/>
      <text:p text:style-name="P2">#include &lt;iostream&gt;</text:p>
      <text:p text:style-name="P2"/>
      <text:p text:style-name="P2">using namespace std;</text:p>
      <text:p text:style-name="P2"/>
      <text:p text:style-name="P2">int main(){</text:p>
      <text:p text:style-name="P2"><text:s text:c="4"/>int num;</text:p>
      <text:p text:style-name="P2"><text:s text:c="4"/>cout&lt;&lt;"Enter the number ";</text:p>
      <text:p text:style-name="P2"><text:s text:c="4"/>cin&gt;&gt;num;</text:p>
      <text:p text:style-name="P2"><text:s text:c="4"/>int sum=0;</text:p>
      <text:p text:style-name="P2"><text:s text:c="4"/>while(num&gt;0){</text:p>
      <text:p text:style-name="P2"><text:s text:c="8"/>int rem =num%10;</text:p>
      <text:p text:style-name="P2"><text:s text:c="8"/>sum=sum+rem;</text:p>
      <text:p text:style-name="P2"><text:s text:c="8"/>num=num/10;</text:p>
      <text:p text:style-name="P2"><text:s text:c="4"/>}</text:p>
      <text:p text:style-name="P2"><text:s text:c="4"/>cout&lt;&lt;"The sum of the number is "&lt;&lt;sum;</text:p>
      <text:p text:style-name="P2"><text:s text:c="6"/>return 0;</text:p>
      <text:p text:style-name="P2"><text:s text:c="4"/>}</text:p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6:59:41.002347044</dc:date>
    <meta:editing-duration>PT1H37M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9" meta:character-count="294" meta:non-whitespace-character-count="207"/>
  </office:meta>
</office:document-meta>
</file>